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58ac6" officeooo:paragraph-rsid="00158a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o es un archivo wo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2:49:41.869380349</meta:creation-date>
    <dc:date>2018-03-15T12:51:26.855138378</dc:date>
    <meta:editing-duration>PT1M45S</meta:editing-duration>
    <meta:editing-cycles>1</meta:editing-cycles>
    <meta:document-statistic meta:table-count="0" meta:image-count="0" meta:object-count="0" meta:page-count="1" meta:paragraph-count="1" meta:word-count="5" meta:character-count="23" meta:non-whitespace-character-count="19"/>
    <meta:generator>LibreOffice/5.4.2.2.0$Linux_x86 LibreOffice_project/40m0$Build-2</meta:generator>
  </office:meta>
</office:document-meta>
</file>